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graphic" style:name="a359" style:parent-style-name="Graphics">
      <style:graphic-properties draw:fill="none" draw:stroke="none"/>
    </style:style>
    <style:style style:family="text" style:name="a3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80" draw:name="Title 3" svg:x="2.28141in" svg:y="2.45351in" svg:width="9.21906in" svg:height="3.27436in" presentation:class="title" presentation:placeholder="false">
          <draw:text-box>
            <text:p text:style-name="a379" text:class-names="" text:cond-style-name=""><text:span text:style-name="a360" text:class-names="">30<text:s text:c="1"/></text:span><text:span text:style-name="a361" text:class-names="">D</text:span><text:span text:style-name="a362" text:class-names="">akikada<text:s text:c="1"/></text:span><text:span text:style-name="a363" text:class-names="">S</text:span><text:span text:style-name="a364" text:class-names="">elenium-7</text:span><text:span text:style-name="a365" text:class-names=""><text:line-break/></text:span><text:span text:style-name="a366" text:class-names="">JU</text:span><text:span text:style-name="a367" text:class-names="">nit<text:s text:c="1"/></text:span><text:span text:style-name="a368" text:class-names="">A</text:span><text:span text:style-name="a369" text:class-names="">ssertions</text:span><text:span text:style-name="a370" text:class-names=""><text:line-break/></text:span><text:span text:style-name="a371" text:class-names="">O</text:span><text:span text:style-name="a372" text:class-names="">RNek</text:span><text:span text:style-name="a373" text:class-names=""><text:s text:c="1"/></text:span><text:span text:style-name="a374" text:class-names="">S</text:span><text:span text:style-name="a375" text:class-names="">oRU<text:s text:c="1"/></text:span><text:span text:style-name="a376" text:class-names="">C</text:span><text:span text:style-name="a377" text:class-names="">oZUMU</text:span><text:span text:style-name="a378" text:class-names=""/></text:p>
          </draw:text-box>
          <svg:title/>
          <svg:desc/>
        </draw:frame>
        <presentation:notes draw:style-name="a386">
          <draw:page-thumbnail draw:page-number="1" svg:x="0.75in" svg:y="1.25in" svg:width="6in" svg:height="3.375in" presentation:class="page" draw:id="id51" presentation:style-name="a381" draw:name="Slide Image Placeholder 1">
            <svg:title/>
            <svg:desc/>
          </draw:page-thumbnail>
          <draw:frame draw:id="id52" presentation:style-name="a38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3" draw:style-name="a385" draw:name="Slide Number Placeholder 3" svg:x="4.24826in" svg:y="9.49826in" svg:width="3.25in" svg:height="0.50174in">
            <draw:text-box>
              <text:p text:style-name="a384" text:class-names="" text:cond-style-name=""><text:span text:style-name="a38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6/3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6/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6/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6/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6/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6/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6/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6/3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6/3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6-03T15:42:04Z</dc:date>
    <meta:template xlink:href="%7bF9E1869A-8303-465C-99EF-097795279F70%7dtf78479028_win32" xlink:type="simple"/>
    <meta:editing-cycles>108</meta:editing-cycles>
    <meta:editing-duration>PT725360S</meta:editing-duration>
    <meta:document-statistic meta:paragraph-count="2" meta:word-count="11"/>
  </office:meta>
</office:document-meta>
</file>